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style>
    <style:style style:name="P2" style:parent-style-name="Textbody" style:family="paragraph">
      <style:paragraph-properties fo:text-align="center"/>
    </style:style>
    <style:style style:name="P3" style:parent-style-name="Standard" style:family="paragraph">
      <style:text-properties style:font-name="Georgia" style:font-name-complex="Times New Roman" fo:font-size="11pt" style:font-size-asian="11pt" style:font-size-complex="11pt"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Lienhypertexte" style:family="text">
      <style:text-properties style:font-name-complex="Times New Roman" style:font-size-complex="11pt"/>
    </style:style>
    <style:style style:name="T7" style:parent-style-name="Policepardéfaut" style:family="text">
      <style:text-properties style:text-underline-type="single" style:text-underline-style="solid" style:text-underline-width="auto" style:text-underline-mode="continuous"/>
    </style:style>
    <style:style style:name="P8" style:parent-style-name="Standard" style:family="paragraph">
      <style:text-properties style:font-name="Georgia" style:font-name-complex="Times New Roman" fo:font-size="11pt" style:font-size-asian="11pt" style:font-size-complex="11pt"/>
    </style:style>
    <style:style style:name="T9" style:parent-style-name="Policepardéfaut" style:family="text">
      <style:text-properties style:text-underline-type="single" style:text-underline-style="solid" style:text-underline-width="auto" style:text-underline-mode="continuous"/>
    </style:style>
    <style:style style:name="P10" style:parent-style-name="Standard" style:family="paragraph">
      <style:text-properties style:font-name="Georgia" style:font-name-complex="Times New Roman" fo:font-size="11pt" style:font-size-asian="11pt" style:font-size-complex="11pt"/>
    </style:style>
    <style:style style:name="P11" style:parent-style-name="Standard" style:family="paragraph">
      <style:text-properties style:font-name="Georgia" style:font-name-complex="Times New Roman" fo:font-size="11pt" style:font-size-asian="11pt" style:font-size-complex="11pt"/>
    </style:style>
    <style:style style:name="P12" style:parent-style-name="Standard" style:family="paragraph">
      <style:text-properties style:font-name="Georgia" style:font-name-complex="Times New Roman" fo:font-size="11pt" style:font-size-asian="11pt" style:font-size-complex="11pt"/>
    </style:style>
    <style:style style:name="P13" style:parent-style-name="Standard" style:family="paragraph">
      <style:text-properties style:font-name="Georgia" style:font-name-complex="Times New Roman" fo:font-size="11pt" style:font-size-asian="11pt" style:font-size-complex="11pt"/>
    </style:style>
    <style:style style:name="P14" style:parent-style-name="Standard" style:family="paragraph">
      <style:text-properties style:font-name="Georgia" style:font-name-complex="Times New Roman" fo:font-size="11pt" style:font-size-asian="11pt" style:font-size-complex="11pt"/>
    </style:style>
    <style:style style:name="P15" style:parent-style-name="Standard" style:family="paragraph">
      <style:text-properties style:font-name="Georgia" style:font-name-complex="Times New Roman" fo:font-size="11pt" style:font-size-asian="11pt" style:font-size-complex="11pt"/>
    </style:style>
    <style:style style:name="P16" style:parent-style-name="Standard" style:family="paragraph">
      <style:text-properties style:font-name="Georgia" style:font-name-complex="Times New Roman" fo:font-size="11pt" style:font-size-asian="11pt" style:font-size-complex="11pt"/>
    </style:style>
    <style:style style:name="P17" style:parent-style-name="Standard" style:family="paragraph">
      <style:text-properties style:font-name="Georgia" style:font-name-complex="Times New Roman" fo:font-size="11pt" style:font-size-asian="11pt" style:font-size-complex="11pt"/>
    </style:style>
    <style:style style:name="P18" style:parent-style-name="Standard" style:family="paragraph">
      <style:text-properties style:font-name="Georgia" style:font-name-complex="Times New Roman" fo:font-size="11pt" style:font-size-asian="11pt" style:font-size-complex="11pt"/>
    </style:style>
    <style:style style:name="P19" style:parent-style-name="Standard" style:family="paragraph">
      <style:text-properties style:font-name="Georgia" style:font-name-complex="Times New Roman" fo:font-size="11pt" style:font-size-asian="11pt" style:font-size-complex="11pt"/>
    </style:style>
    <style:style style:name="P20" style:parent-style-name="Standard" style:family="paragraph">
      <style:text-properties style:font-name="Georgia" style:font-name-complex="Times New Roman" fo:font-size="11pt" style:font-size-asian="11pt" style:font-size-complex="11pt"/>
    </style:style>
    <style:style style:name="T21" style:parent-style-name="Policepardéfaut" style:family="text">
      <style:text-properties fo:font-style="italic" style:font-style-asian="italic" style:font-style-complex="italic"/>
    </style:style>
    <style:style style:name="P22" style:parent-style-name="Standard" style:family="paragraph">
      <style:text-properties style:font-name="Georgia" style:font-name-complex="Times New Roman" fo:font-size="11pt" style:font-size-asian="11pt" style:font-size-complex="11pt"/>
    </style:style>
    <style:style style:name="P23" style:parent-style-name="Standard" style:family="paragraph">
      <style:paragraph-properties fo:text-align="justify"/>
    </style:style>
    <style:style style:name="T24" style:parent-style-name="Policepardéfaut" style:family="text">
      <style:text-properties style:font-name="Georgia" style:font-name-complex="Times New Roman" fo:font-size="11pt" style:font-size-asian="11pt" style:font-size-complex="11pt"/>
    </style:style>
    <style:style style:name="T25" style:parent-style-name="Policepardéfaut" style:family="text">
      <style:text-properties style:font-name="Georgia" style:font-name-complex="Times New Roman" fo:font-style="italic" style:font-style-asian="italic" style:font-style-complex="italic" fo:font-size="11pt" style:font-size-asian="11pt" style:font-size-complex="11pt"/>
    </style:style>
    <style:style style:name="T26" style:parent-style-name="Policepardéfaut" style:family="text">
      <style:text-properties style:font-name="Georgia" style:font-name-complex="Times New Roman" fo:font-size="11pt" style:font-size-asian="11pt" style:font-size-complex="11pt"/>
    </style:style>
    <style:style style:name="T27" style:parent-style-name="Policepardéfaut" style:family="text">
      <style:text-properties style:font-name="Georgia" style:font-name-complex="Times New Roman" fo:font-size="11pt" style:font-size-asian="11pt" style:font-size-complex="11pt"/>
    </style:style>
    <style:style style:name="P28" style:parent-style-name="Standard" style:family="paragraph">
      <style:paragraph-properties fo:text-align="justify"/>
      <style:text-properties style:font-name="Georgia" style:font-name-complex="Times New Roman" fo:font-size="11pt" style:font-size-asian="11pt" style:font-size-complex="11pt"/>
    </style:style>
    <style:style style:name="P29" style:parent-style-name="Standard" style:family="paragraph">
      <style:text-properties style:font-name="Georgia" style:font-name-complex="Times New Roman" fo:font-size="11pt" style:font-size-asian="11pt" style:font-size-complex="11pt"/>
    </style:style>
    <style:style style:name="P30" style:parent-style-name="Textbody" style:family="paragraph">
      <style:text-properties style:font-name="Georgia" style:font-name-complex="Times New Roman" fo:font-size="11pt" style:font-size-asian="11pt" style:font-size-complex="11pt"/>
    </style:style>
    <style:style style:name="P31" style:parent-style-name="Standard" style:family="paragraph">
      <style:text-properties style:font-name="Georgia" style:font-name-complex="Times New Roman" fo:font-size="11pt" style:font-size-asian="11pt" style:font-size-complex="11pt"/>
    </style:style>
    <style:style style:name="P32" style:parent-style-name="Standard" style:family="paragraph">
      <style:text-properties style:font-name="Georgia" style:font-name-complex="Times New Roman" fo:font-size="11pt" style:font-size-asian="11pt" style:font-size-complex="11pt"/>
    </style:style>
    <style:style style:name="P33" style:parent-style-name="Standard" style:family="paragraph">
      <style:text-properties style:font-name="Georgia" style:font-name-complex="Times New Roman" fo:font-size="11pt" style:font-size-asian="11pt" style:font-size-complex="11pt"/>
    </style:style>
    <style:style style:name="P34" style:parent-style-name="Standard" style:family="paragraph">
      <style:text-properties style:font-name="Georgia" style:font-name-complex="Times New Roman" fo:font-size="11pt" style:font-size-asian="11pt" style:font-size-complex="11pt"/>
    </style:style>
    <style:style style:name="P35" style:parent-style-name="Textbody" style:family="paragraph">
      <style:text-properties style:font-name="Georgia" style:font-name-complex="Times New Roman" fo:font-size="11pt" style:font-size-asian="11pt" style:font-size-complex="11pt"/>
    </style:style>
    <style:style style:name="P36" style:parent-style-name="Textbody" style:family="paragraph">
      <style:text-properties style:font-name="Georgia" style:font-name-complex="Times New Roman" fo:font-size="11pt" style:font-size-asian="11pt" style:font-size-complex="11pt"/>
    </style:style>
    <style:style style:name="P37" style:parent-style-name="Textbody" style:family="paragraph">
      <style:text-properties style:font-name="Georgia" style:font-name-complex="Times New Roman" fo:font-size="11pt" style:font-size-asian="11pt" style:font-size-complex="11pt"/>
    </style:style>
    <style:style style:name="P38" style:parent-style-name="Textbody" style:family="paragraph">
      <style:text-properties style:font-name="Georgia" style:font-name-complex="Times New Roman" fo:font-size="11pt" style:font-size-asian="11pt" style:font-size-complex="11pt"/>
    </style:style>
    <style:style style:name="P39" style:parent-style-name="Textbody" style:family="paragraph">
      <style:text-properties style:font-name="Georgia" style:font-name-complex="Times New Roman" fo:font-size="11pt" style:font-size-asian="11pt" style:font-size-complex="11pt"/>
    </style:style>
    <style:style style:name="P40" style:parent-style-name="Textbody" style:family="paragraph">
      <style:text-properties style:font-name="Georgia" style:font-name-complex="Times New Roman" fo:font-size="11pt" style:font-size-asian="11pt" style:font-size-complex="11pt"/>
    </style:style>
    <style:style style:name="P41" style:parent-style-name="Textbody" style:family="paragraph">
      <style:text-properties style:font-name="Georgia" style:font-name-complex="Times New Roman" fo:font-size="11pt" style:font-size-asian="11pt" style:font-size-complex="11pt"/>
    </style:style>
    <style:style style:name="P42" style:parent-style-name="Textbody" style:family="paragraph">
      <style:text-properties style:font-name="Georgia" style:font-name-complex="Times New Roman" fo:font-size="11pt" style:font-size-asian="11pt" style:font-size-complex="11pt"/>
    </style:style>
    <style:style style:name="P43" style:parent-style-name="Standard" style:family="paragraph">
      <style:text-properties style:font-name="Georgia" style:font-name-complex="Times New Roman" fo:font-size="11pt" style:font-size-asian="11pt" style:font-size-complex="11pt"/>
    </style:style>
    <style:style style:name="P44" style:parent-style-name="Standard" style:family="paragraph">
      <style:text-properties style:font-name="Georgia" style:font-name-complex="Times New Roman" fo:font-size="11pt" style:font-size-asian="11pt" style:font-size-complex="11pt"/>
    </style:style>
    <style:style style:name="P45" style:parent-style-name="Textbody" style:family="paragraph">
      <style:text-properties style:font-name="Georgia" style:font-name-complex="Times New Roman" fo:font-size="11pt" style:font-size-asian="11pt" style:font-size-complex="11pt"/>
    </style:style>
    <style:style style:name="P46" style:parent-style-name="Standard" style:family="paragraph">
      <style:text-properties style:font-name="Georgia" style:font-name-complex="Times New Roman" fo:font-size="11pt" style:font-size-asian="11pt" style:font-size-complex="11pt"/>
    </style:style>
    <style:style style:name="P47" style:parent-style-name="Paragraphedeliste" style:family="paragraph"/>
    <style:style style:name="P48" style:parent-style-name="Paragraphedeliste" style:family="paragraph"/>
    <style:style style:name="P49" style:parent-style-name="Paragraphedeliste" style:family="paragraph"/>
    <style:style style:name="P50" style:parent-style-name="Paragraphedeliste" style:family="paragraph"/>
    <style:style style:name="P51" style:parent-style-name="Paragraphedeliste" style:family="paragraph"/>
    <style:style style:name="P52" style:parent-style-name="Paragraphedeliste" style:family="paragraph"/>
    <style:style style:name="P53" style:parent-style-name="Paragraphedeliste" style:family="paragraph"/>
    <style:style style:name="P54" style:parent-style-name="Paragraphedeliste" style:family="paragraph"/>
    <style:style style:name="P55" style:parent-style-name="Paragraphedeliste" style:family="paragraph"/>
    <style:style style:name="P56" style:parent-style-name="Paragraphedeliste" style:family="paragraph"/>
    <style:style style:name="P57" style:parent-style-name="Paragraphedeliste" style:family="paragraph"/>
    <style:style style:name="P58" style:parent-style-name="Standard" style:family="paragraph">
      <style:text-properties style:font-name="Georgia" style:font-name-complex="Times New Roman" fo:font-size="11pt" style:font-size-asian="11pt" style:font-size-complex="11pt"/>
    </style:style>
    <style:style style:name="P59" style:parent-style-name="Textbody" style:family="paragraph">
      <style:text-properties style:font-name="Georgia" style:font-name-complex="Times New Roman" fo:font-size="11pt" style:font-size-asian="11pt" style:font-size-complex="11pt"/>
    </style:style>
    <style:style style:name="P60" style:parent-style-name="Textbody" style:family="paragraph">
      <style:text-properties style:font-name="Georgia" style:font-name-complex="Times New Roman" fo:font-size="11pt" style:font-size-asian="11pt" style:font-size-complex="11pt"/>
    </style:style>
    <style:style style:name="P61" style:parent-style-name="Textbody" style:family="paragraph">
      <style:text-properties style:font-name="Georgia" style:font-name-complex="Times New Roman" fo:font-size="11pt" style:font-size-asian="11pt" style:font-size-complex="11pt"/>
    </style:style>
    <style:style style:name="T62" style:parent-style-name="Policepardéfaut" style:family="text">
      <style:text-properties fo:font-style="italic" style:font-style-asian="italic" style:font-style-complex="italic"/>
    </style:style>
    <style:style style:name="P63" style:parent-style-name="Textbody" style:family="paragraph">
      <style:paragraph-properties fo:text-align="justify"/>
      <style:text-properties style:font-name="Georgia" style:font-name-complex="Times New Roman" fo:font-size="11pt" style:font-size-asian="11pt" style:font-size-complex="11pt"/>
    </style:style>
    <style:style style:name="P64" style:parent-style-name="Textbody" style:family="paragraph">
      <style:text-properties style:font-name="Georgia" style:font-name-complex="Times New Roman" fo:font-size="11pt" style:font-size-asian="11pt" style:font-size-complex="11pt"/>
    </style:style>
    <style:style style:name="P65" style:parent-style-name="Paragraphedeliste" style:family="paragraph">
      <style:text-properties style:font-name-complex="Times New Roman" style:font-size-complex="11pt"/>
    </style:style>
    <style:style style:name="P66" style:parent-style-name="Paragraphedeliste" style:family="paragraph">
      <style:text-properties style:font-name-complex="Times New Roman" style:font-size-complex="11pt"/>
    </style:style>
    <style:style style:name="P67" style:parent-style-name="Textbody" style:family="paragraph">
      <style:text-properties style:font-name="Georgia" style:font-name-complex="Times New Roman" fo:font-size="11pt" style:font-size-asian="11pt" style:font-size-complex="11pt"/>
    </style:style>
    <style:style style:name="P68" style:parent-style-name="Textbody" style:family="paragraph">
      <style:text-properties style:font-name="Georgia" style:font-name-complex="Times New Roman" fo:font-size="11pt" style:font-size-asian="11pt" style:font-size-complex="11pt"/>
    </style:style>
    <style:style style:name="P69" style:parent-style-name="Textbody" style:family="paragraph">
      <style:text-properties style:font-name="Georgia" style:font-name-complex="Times New Roman" fo:font-size="11pt" style:font-size-asian="11pt" style:font-size-complex="11pt"/>
    </style:style>
    <style:style style:name="P70" style:parent-style-name="Textbody" style:family="paragraph">
      <style:text-properties style:font-name="Georgia" style:font-name-complex="Times New Roman" fo:font-size="11pt" style:font-size-asian="11pt" style:font-size-complex="11pt"/>
    </style:style>
    <style:style style:name="P71" style:parent-style-name="Textbody" style:family="paragraph">
      <style:text-properties style:font-name="Georgia" style:font-name-complex="Times New Roman" fo:font-size="11pt" style:font-size-asian="11pt" style:font-size-complex="11pt"/>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background-color="#FFFF00"/>
    </style:style>
    <style:style style:name="T76" style:parent-style-name="Policepardéfaut" style:family="text">
      <style:text-properties fo:font-style="italic" style:font-style-asian="italic"/>
    </style:style>
    <style:style style:name="T77" style:parent-style-name="Policepardéfaut" style:family="text">
      <style:text-properties style:text-position="super 63.6%"/>
    </style:style>
    <style:style style:name="P78" style:parent-style-name="Normal" style:family="paragraph">
      <style:text-properties fo:background-color="#FFFF00"/>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background-color="#FFFF00"/>
    </style:style>
    <style:style style:name="P85" style:parent-style-name="Normal" style:family="paragraph">
      <style:text-properties fo:background-color="#FFFF00"/>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background-color="#FFFF00"/>
    </style:style>
    <style:style style:name="P89" style:parent-style-name="Normal" style:family="paragraph">
      <style:text-properties fo:background-color="#FFFF00"/>
    </style:style>
    <style:style style:name="P90" style:parent-style-name="Paragraphedeliste" style:family="paragraph"/>
    <style:style style:name="P91" style:parent-style-name="Paragraphedeliste" style:family="paragraph"/>
  </office:automatic-styles>
  <office:body>
    <office:text text:use-soft-page-breaks="true">
      <text:p text:style-name="P1">École nationale des Chartes, Master 2 TNAH, année 2021-2022<text:line-break/>Cours sur la description archivistique<text:line-break/>Travaux dirigés<text:line-break/>Exercice d’encodage en XML/EAD 2002</text:p>
      <text:p text:style-name="P2"/>
      <text:p text:style-name="P3"/>
      <text:p text:style-name="Normal"><text:span text:style-name="T4">Date du document </text:span>: décembre 2021-janvier 2022</text:p>
      <text:p text:style-name="Normal"><text:span text:style-name="T5">Auteur </text:span>: Florence Clavaud (Lab des<text:s/>Archives nationales), courriel <text:s/><text:a xlink:href="mailto:florence.clavaud@culture.gouv.fr" office:target-frame-name="_top" xlink:show="replace"><text:span text:style-name="T6">florence.clavaud@culture.gouv.fr</text:span></text:a></text:p>
      <text:p text:style-name="Normal"><text:span text:style-name="T7">Version </text:span>: provisoire ; sera complétée au fil du cours</text:p>
      <text:p text:style-name="Normal"/>
      <text:p text:style-name="P8"/>
      <text:p text:style-name="Normal">Il s’agit de convertir en XML/EAD, manuellement, un petit instrument de recherche préexistant.</text:p>
      <text:p text:style-name="Normal"/>
      <text:p text:style-name="Normal"><text:span text:style-name="T9">Objectifs</text:span> :</text:p>
      <text:p text:style-name="Normal">Chacun devrait à l’issue de cet exercice connaître l’essentiel du format EAD 2002, être capable de mettre en œuvre la méthode proposée sur un instrument de recherche relativement simple en tout ou en partie conforme à ISAD(G)<text:s/>et d’utiliser les principaux manuels et référentiels, connaître les points importants et ceux qui sont secondaires dans ce travail, être capable d’identifier, dans un instrument de recherche imprimé ou produit au traitement de texte, les principales difficultés, de les évaluer et de les traiter de manière pertinente.</text:p>
      <text:p text:style-name="P10"/>
      <text:h text:style-name="Titre1" text:outline-level="1">Remarques générales</text:h>
      <text:p text:style-name="Normal">Une opération de rétroconversion d’instrument de recherche implique normalement de ne perdre aucune information (sauf consignes contraires) et de ne pas reformuler les informations (sauf nécessité absolue). Elle conduit à enrichir les informations, du simple fait qu’on les structure, et du fait qu’on en prépare l’exploitation (l’indexation informatique). Elle est toujours plus compliquée si on n’est pas l’auteur de l’instrument de recherche, et qu’on ne peut ni contacter l’auteur ni avoir accès aux documents d’archives eux-mêmes ; noter que c’est le cas de loin le plus fréquent.</text:p>
      <text:p text:style-name="P11"/>
      <text:p text:style-name="P12">De manière générale, donc dans le contexte de cet exercice et dans tout autre contexte, une<text:s/>méthode rigoureuse et efficace consiste, dans l’ordre, à :</text:p>
      <text:list text:style-name="LFO1" text:continue-numbering="true">
        <text:list-item>
          <text:p text:style-name="P13">prendre le temps nécessaire pour comprendre (lire si possible) l’instrument de recherche, en repérer la structure apparente, cerner les points problématiques ou peu clairs (ceci est plus ou moins facile et rapide selon l’expertise et l’expérience), réunir le cas échéant toutes les informations manquantes ;</text:p>
        </text:list-item>
      </text:list>
      <text:list text:style-name="LFO2" text:continue-numbering="true">
        <text:list-item>
          <text:p text:style-name="P14">si on utilise un éditeur de documents XML, créer un nouveau document XML/EAD 2002 possédant un prologue complet (déclaration XML; déclaration de<text:s/>DTD) ;</text:p>
        </text:list-item>
        <text:list-item>
          <text:p text:style-name="P15">encoder l’en-tête EAD ;</text:p>
        </text:list-item>
        <text:list-item>
          <text:p text:style-name="P16">encoder la description de haut niveau ;</text:p>
        </text:list-item>
        <text:list-item>
          <text:p text:style-name="P17">une fois le plan de classement interne clairement repéré dans l’instrument de recherche, encoder la description des sous-composants. Ceci peut se faire par niveaux de description ou en<text:s/>profondeur ; nous conseillons aux débutants de le faire par niveaux de description.</text:p>
        </text:list-item>
      </text:list>
      <text:list text:style-name="LFO3" text:continue-numbering="true">
        <text:list-item>
          <text:p text:style-name="P18">poser les liens internes et les autres liens utiles ;</text:p>
        </text:list-item>
        <text:list-item>
          <text:p text:style-name="P19">procéder si souhaité et pertinent à l’indexation humaine de l’instrument de recherche.</text:p>
        </text:list-item>
      </text:list>
      <text:p text:style-name="P20"/>
      <text:p text:style-name="Normal">Toujours de manière générale,<text:s/>avant de commencer, il est indispensable de disposer du<text:s/><text:span text:style-name="T21">Dictionnaire des balises</text:span><text:s/>de la DTD EAD et des manuels applicables au cas de figure à traiter.</text:p>
      <text:p text:style-name="Normal">En outre, dans la vie réelle, un travail de rétroconversion ne concerne pas qu’un seul instrument de recherche, mais s’inscrit dans le cadre d’un projet de plus grande envergure qui engage une équipe ou une institution. Pour obtenir des fichiers homogènes et compréhensibles, exploitables par l’informatique et faciles à gérer, il est très important de définir des règles précises d’application du format EAD à la collection d’instruments de recherche.</text:p>
      <text:p text:style-name="P22"/>
      <text:soft-page-break/>
      <text:h text:style-name="Titre1" text:outline-level="1">Les instruments de recherche à traiter</text:h>
      <text:p text:style-name="P23"><text:span text:style-name="T24">Nous avons sélectionné, dans l’</text:span><text:span text:style-name="T25">État sommaire des fonds d’archives privées (série AP)</text:span><text:span text:style-name="T26"><text:s/>(version PDF de juin 2011) trois<text:s/></text:span><text:span text:style-name="T27">notices de fonds de provenances diverses, fournies au format PDF et Word pour faciliter l’encodage.</text:span></text:p>
      <text:p text:style-name="P28">Ces notices sont globalement faciles à traiter, elles permettront d’apprendre l’essentiel. Un corrigé sera fourni à la fin du cours pour ces notices.</text:p>
      <text:p text:style-name="P29"/>
      <text:h text:style-name="Titre1" text:outline-level="1">Organisation du travail</text:h>
      <text:p text:style-name="P30"/>
      <text:p text:style-name="Normal">Chacun va choisir une notice à encoder intégralement parmi les 3 sélectionnées. Le travail s’étalera sur plusieurs séances, et se poursuivra à la maison entre les séances.</text:p>
      <text:p text:style-name="P31"/>
      <text:p text:style-name="Normal">Nous guiderons le travail d’encodage pendant le cours. Nous allons, pour chaque étape, donner des consignes et conseils pour démarrer, vous guider pendant votre travail, puis après chaque étape, faire un point général pour prendre les questions et résumer l’essentiel de ce qui a été vu et de ce qu’il faut savoir.</text:p>
      <text:p text:style-name="P32"/>
      <text:p text:style-name="Normal">Le<text:s/>présent document ne donnera pas en détail ni même sous la forme d’une liste, ni les recommandations de fond, ni les procédures à suivre. Il vous est recommandé de prendre des notes. N’oubliez pas que les commentaires XML sont faits pour ça ;-)</text:p>
      <text:p text:style-name="P33"/>
      <text:p text:style-name="P34"/>
      <text:h text:style-name="Titre1" text:outline-level="1">ETAPE 1 :<text:s/>examiner l’instrument de recherche</text:h>
      <text:p text:style-name="P35"/>
      <text:p text:style-name="Normal">Prenez le temps de lire la notice choisie et de noter ce qui vous semble difficile ou problématique.</text:p>
      <text:p text:style-name="Normal">Temps prévu pour cette étape : en tout 15 min</text:p>
      <text:p text:style-name="P36"/>
      <text:h text:style-name="Titre1" text:outline-level="1">ETAPE 2 : créer un nouveau document EAD 2002</text:h>
      <text:p text:style-name="Normal">Il faut que vous<text:s/>sachiez refaire cela seul(e), donc vous devez à la fois savoir comment le faire avec oXygen, et comprendre ce qui se passe (pour pouvoir le cas échéant vous passer d’oXygen).</text:p>
      <text:p text:style-name="Normal"/>
      <text:p text:style-name="P37">Tout ne sera pas dit ici, mais voici quelques recommandations :</text:p>
      <text:p text:style-name="P38">- faire attention à l’identifiant public de la DTD (le plus simple et le plus sûr est de le copier/coller depuis le fichier de la DTD EAD, qui est fourni dans le dossier ead2002 du dépôt GitHub) ;</text:p>
      <text:p text:style-name="P39">- enregistrer immédiatement votre document EAD dans votre dossier de travail (et penser à valider et à enregistrer très régulièrement le fichier) ;</text:p>
      <text:p text:style-name="P40">- lui donner un nom signifiant et éviter les espaces et diacritiques dans les noms de fichiers ;</text:p>
      <text:p text:style-name="P41">- dans oXygen : ne pas utiliser le “ template ” fourni par le logiciel (qui est adapté<text:s/>à la pratique américaine), et ne pas demander le “ contenu optionnel ”.</text:p>
      <text:p text:style-name="Normal">Temps prévu pour cette étape : en tout 15 min</text:p>
      <text:p text:style-name="P42"/>
      <text:h text:style-name="Titre1" text:outline-level="1">ETAPE 3 : encoder l’en-tête EAD</text:h>
      <text:p text:style-name="P43"/>
      <text:p text:style-name="Normal">Rappel : cet en-tête concerne le fichier EAD (l’instrument de recherche électronique) lui-même, pas les<text:s/>documents d’archives.</text:p>
      <text:p text:style-name="Normal">Ici il faut se souvenir que l’ordre des informations est prescrit. Il faut aussi noter que très souvent beaucoup d’informations doivent être ajoutées à ce dont on dispose, et que certaines informations (comme la description des révisions) sont bien sûr à compléter pendant tout le cycle de vie du<text:s/><text:soft-page-break/>document.</text:p>
      <text:p text:style-name="Normal">Il ne suffit pas de fournir une notice bibliographique ; l’identifiant (sur lequel nous allons revenir oralement) et les informations sur le profil sont importantes.</text:p>
      <text:p text:style-name="P44"/>
      <text:p text:style-name="Normal">Temps prévu pour cette étape : en tout 20 à 25 min.</text:p>
      <text:p text:style-name="P45"/>
      <text:h text:style-name="Titre1" text:outline-level="1">ETAPE 4 : encoder la description globale</text:h>
      <text:p text:style-name="Normal">Ici il n’y a pas d’ordre prescrit, sauf pour &lt;did&gt; qui est le premier sous-élément de &lt;archdesc&gt; et qui ne peut être vide. Cependant on peut (on devrait dans le cadre d’un projet réel) définir un ordre et s’y tenir, pour plus d’homogénéité.</text:p>
      <text:p text:style-name="P46"/>
      <text:p text:style-name="Normal">Quelques-uns des points sur lesquels nous reviendrons à la fin de cette étape :</text:p>
      <text:list text:style-name="LFO4" text:continue-numbering="true">
        <text:list-item>
          <text:p text:style-name="P47">très peu de choses obligatoires, mais des informations essentielles à encoder, dont certaines sont susceptibles<text:s/>d’être implicites ;</text:p>
        </text:list-item>
        <text:list-item>
          <text:p text:style-name="P48">focus sur la provenance ;</text:p>
        </text:list-item>
        <text:list-item>
          <text:p text:style-name="P49">aperçu des règles d’indexation (on y reviendra beaucoup plus précisément plus tard) ;</text:p>
        </text:list-item>
        <text:list-item>
          <text:p text:style-name="P50">de l’importance de mentionner l’entité responsable de la conservation ;</text:p>
        </text:list-item>
        <text:list-item>
          <text:p text:style-name="P51">les dates, leur place, la manière de les<text:s/>encoder ;</text:p>
        </text:list-item>
        <text:list-item>
          <text:p text:style-name="P52">la notice biographique, ici embarquée ;</text:p>
        </text:list-item>
        <text:list-item>
          <text:p text:style-name="P53">les sources complémentaires ;</text:p>
        </text:list-item>
        <text:list-item>
          <text:p text:style-name="P54">les structures disponibles à l’intérieur des éléments EAD métier (paragraphes et listes) ;</text:p>
        </text:list-item>
        <text:list-item>
          <text:p text:style-name="P55">dans quels cas utiliser head ;</text:p>
        </text:list-item>
        <text:list-item>
          <text:p text:style-name="P56">l’enrichissement typographique ;</text:p>
        </text:list-item>
        <text:list-item>
          <text:p text:style-name="P57">les travers et<text:s/>pièges à éviter : encoder trop finement ; oublier des choses ; se fier trop à la structure apparente de la notice à encoder (et notamment mal traiter la « présentation de contenu »)</text:p>
        </text:list-item>
      </text:list>
      <text:p text:style-name="P58"/>
      <text:p text:style-name="P59">Temps prévu pour cette étape : environ 45 min.</text:p>
      <text:p text:style-name="P60"/>
      <text:h text:style-name="Titre1" text:outline-level="1">ETAPE 5 : encoder la description des sous-composants</text:h>
      <text:p text:style-name="P61"/>
      <text:p text:style-name="Normal">Le point le plus important ici est de comprendre que pour les notices sélectionnées pour l'exercice (alors que d'autres notices comportent bel et bien une présentation de contenu), ce qui s'appelle<text:s/><text:span text:style-name="T62">Présentation du contenu</text:span><text:s/>est en fait une description, par niveaux archivistiques, des subdivisions du fonds. Il faudra donc pour l'encoder utiliser &lt;dsc&gt; et un arbre d'éléments &lt;c&gt;.</text:p>
      <text:p text:style-name="Normal"/>
      <text:p text:style-name="P63">Il s'agit donc avant toute chose d'identifier, dans la notice, les différents niveaux de cette arborescence. Les notices sont sans ambiguïté de ce point de vue, c'est donc assez facile.</text:p>
      <text:p text:style-name="P64">Une fois ce repérage fait, nous conseillons d'encoder les unités de description niveau par niveau. La vue “ Sommaire ” d'oXygen, extrêmement utile dès lors qu’on produit un<text:s/>document structuré en XML, vous aidera à vous assurer que vous ne vous trompez pas.</text:p>
      <text:p text:style-name="Normal">Rappelons que le jeu d'éléments disponibles dans chacun des éléments &lt;c&gt; est le même que dans &lt;archdesc&gt;.</text:p>
      <text:p text:style-name="Normal"/>
      <text:p text:style-name="Normal">Les points sur lesquels nous reviendrons en fin de séance :</text:p>
      <text:list text:style-name="LFO5" text:continue-numbering="true">
        <text:list-item>
          <text:list>
            <text:list-item>
              <text:p text:style-name="P65">l'encodage des cotes ;</text:p>
            </text:list-item>
            <text:list-item>
              <text:p text:style-name="P66">le niveau de description archivistique auquel on a affaire... ;</text:p>
            </text:list-item>
            <text:list-item>
              <text:p text:style-name="P67">dans de rares cas, l'encodage des dates des unités documentaires au sein des intitulés ;</text:p>
            </text:list-item>
            <text:list-item>
              <text:p text:style-name="P68">les informations qui doivent être encodées ailleurs que dans &lt;did&gt; ;</text:p>
            </text:list-item>
            <text:list-item>
              <text:p text:style-name="P69">l'emploi possible de l'élément &lt;scopecontent&gt; pour encoder certaines informations analytiques.</text:p>
            </text:list-item>
          </text:list>
        </text:list-item>
      </text:list>
      <text:soft-page-break/>
      <text:p text:style-name="P70">Terminer ce travail à la maison pour le cours suivant, et encoder l’une des autres notices.</text:p>
      <text:p text:style-name="P71"/>
      <text:h text:style-name="Titre1" text:outline-level="1">ETAPE 6 : indexation de la description</text:h>
      <text:p text:style-name="Textbody"/>
      <text:p text:style-name="Normal">Indexer, ici, consiste à<text:s/><text:span text:style-name="T72">identifier des concepts (au sens large) évoqués dans un document, à déterminer comment on va représenter ces concepts puis à enrichir l’instrument de recherche de ces points d’accès</text:span>.</text:p>
      <text:p text:style-name="Normal">Processus étroitement lié à celui de l’analyse documentaire. Dans un contexte de travail archivistique,<text:s/><text:span text:style-name="T73">en principe</text:span><text:s/>l’indexation est d’ailleurs réalisée à partir de l’analyse documentaire (pas des documents eux-mêmes).</text:p>
      <text:p text:style-name="Normal"/>
      <text:p text:style-name="Normal">Une indexation normalisée s’appuiera sur le respect d’un formalisme défini par des recommandations nationales<text:s/>ou internationales, et, idéalement, l’utilisation d’un ou plusieurs référentiels (listes d’autorité, thésaurus, notices de référence...).</text:p>
      <text:p text:style-name="Normal"/>
      <text:p text:style-name="Normal"/>
      <text:p text:style-name="Normal"><text:span text:style-name="T74">Des référentiels ont été constitués par les grandes institutions culturelles</text:span><text:s/>(et, secondairement pour notre propos,<text:s/>dans le cadre de projets de recherche).<text:span text:style-name="T75"><text:s/></text:span></text:p>
      <text:p text:style-name="Normal">Ainsi, à l’échelon national pour les mots-matières le principal est aujourd'hui le<text:s/><text:span text:style-name="T76">Thésaurus pour la description et l’indexation des archives locales anciennes, modernes et contemporaines</text:span><text:s/>(4<text:span text:style-name="T77">e</text:span><text:s/>édition 2009), autrefois appelé thésaurus W. Voir à ce sujet la page &lt;<text:a xlink:href="https://francearchives.fr/article/37828" office:target-frame-name="_top" xlink:show="replace"><text:span text:style-name="Lienhypertexte">https://francearchives.fr/article/37828</text:span></text:a><text:span text:style-name="Lienhypertexte">&gt;</text:span><text:s/>du portail FranceArchives. Voir aussi la version sémantisée de ce thésaurus, sur la plate-forme de diffusion des vocabulaires du ministère de la Culture : &lt;<text:a xlink:href="http://data.culture.fr/thesaurus/page/ark:/67717/Matiere" office:target-frame-name="_top" xlink:show="replace"><text:span text:style-name="Lienhypertexte">http://data.culture.fr/thesaurus/page/ark:/67717/Matiere</text:span></text:a>&gt;. Noter que plusieurs services d’archives français, dont les Archives<text:s/>nationales ou des services d’AD, utilisent, soit exclusivement, soit en complément de W, des vocabulaires matières locaux.</text:p>
      <text:p text:style-name="Normal">Par ailleurs, des fichiers d’autorité nationaux existent pour les agents : la BnF en a produit et en expose directement un ; le ministère de l’Enseignement supérieur et la Recherche propose également le sien (IDREF, notamment utilisé dans le cadre du projet Calames). Un projet de fichier national d’entités (FNE) commun est en cours de réalisation par les deux organismes.</text:p>
      <text:p text:style-name="Normal">Les Archives nationales ont mis en ligne et alimentent quotidiennement leur référentiel des producteurs, qui contient à ce jour environ 15300 notices encodées au format EAC-CPF (voir la SIV). Bien évidemment, pour les personnes, tous les dictionnaires biographiques spécialisés peuvent être mobilisés.</text:p>
      <text:p text:style-name="Normal">Plus largement, bien sûr, des référentiels génériques peuvent être appelés à la rescousse, soit pour simplement identifier la personne, le lieu, la notion dont il est question dans l’analyse, soit pour établir une relation avec sa description dans ces référentiels. Il faut bien sûr citer dans cette catégorie les bases collaboratives Wikidata et Geonames, par ailleurs sémantisées et interopérables.</text:p>
      <text:p text:style-name="P78"/>
      <text:p text:style-name="Normal"><text:span text:style-name="T79">L’indexation est un processus très chronophage</text:span>, pour lequel les archivistes sont assez peu formés et armés ; et il n'y a finalement pas pire que le résultat d'un travail d'indexation bâclé !</text:p>
      <text:p text:style-name="Normal"><text:span text:style-name="T80">Après une décennie pendant laquelle</text:span>, se fondant sur l’idée que la recherche « à la Google » suffirait sans doute aux utilisateurs pour trouver,<text:s/>identifier et sélectionner dans les systèmes d’information archivistique les archives utiles à leur recherche,<text:s/><text:span text:style-name="T81">on a peu avancé en théorie et dans la pratique sur la question de l’indexation des descriptions d’archives, on est bien forcé aujourd’hui de cons</text:span><text:span text:style-name="T82">tater que les utilisateurs ont besoin d’une indexation riche et rigoureusement établie</text:span>. Depuis peu, donc, on voit un fort regain d’intérêt des professionnels des archives pour l’indexation, reconnue comme un axe majeur dans l’amélioration de la qualité des<text:s/>métadonnées archivistiques.</text:p>
      <text:p text:style-name="Normal">Ce besoin se fait sentir dans un contexte où des réservoirs sémantisés sont accessibles sur le web pour faciliter des entreprises d’enrichissement de référentiels, où les technologies sont matures et permettent de développer ou<text:s/>d’utiliser des APIs pour ce faire, où les méthodes collaboratives prouvent leur efficacité. D’autre part, la nouvelle norme<text:s/><text:span text:style-name="T83">Records in Contexts</text:span><text:s/>(dont il sera question à la fin du module ENC2408) constitue un nouveau cadre de référence promouvant le modèle<text:s/>de graphe entités-relations et la production de données de référence sur les entités contextuelles, tandis<text:span text:style-name="T84"><text:s/></text:span><text:soft-page-break/>que les bibliothécaires français s’emploient à définir les modalités de la mise en œuvre de la norme LRM et des nouvelles règles de catalogage RDA,<text:s/>qui spécifient de nouveaux formalismes pour l’écriture des dénominations des entités (voir à ce sujet<text:s/><text:a xlink:href="https://www.transition-bibliographique.fr/" office:target-frame-name="_top" xlink:show="replace"><text:span text:style-name="Lienhypertexte">https://www.transition-bibliographique.fr/</text:span></text:a>).</text:p>
      <text:p text:style-name="Normal">Une dynamique existe donc, qui se manifeste notamment par l’existence d’un groupe de travail sur l’indexation depuis deux ans. Piloté par le SIAF, ce GT a déjà produit en 2021 un Guide d’indexation (voir &lt;<text:a xlink:href="https://francearchives.fr/fr/article/37832" office:target-frame-name="_top" xlink:show="replace"><text:span text:style-name="Lienhypertexte">https://francearchives.fr/fr/article/378</text:span><text:span text:style-name="Lienhypertexte">32</text:span></text:a>&gt;). Il travaille actuellement à déterminer comment avancer sur la constitution de référentiels communs sur les lieux et les matières. Les Archives nationales y sont très impliquées (en particulier le Lab).</text:p>
      <text:p text:style-name="P85"/>
      <text:p text:style-name="Normal">Les Archives nationales ont par ailleurs inscrit dans leur plan stratégique 2021-2025 un programme d’enrichissement, de refonte technique et de publication de leurs référentiels, qui est coordonné, et en partie mené, par le Lab. Le Lab a publié récemment, sous la forme de dumps sur un dépôt GitHub, l’ensemble de ses référentiels au format RDF/RiC-O (&lt;<text:a xlink:href="https://github.com/ArchivesNationalesFR/Referentiels" office:target-frame-name="_top" xlink:show="replace"><text:span text:style-name="Lienhypertexte">https://github.com/ArchivesNationalesFR/Referentiels</text:span></text:a>&gt;). D’autres initiatives suivront. Le Lab pilote par ailleurs un projet de développement d’un outil de reconnaissance d’entités nommées dans les fichiers EAD (machine learning ; projet NER4Archives avec l’Inria).</text:p>
      <text:p text:style-name="Normal"/>
      <text:p text:style-name="Normal"><text:span text:style-name="T86">Bref, l’indexation des archives est un sujet très actuel, sur lequel beaucoup de travail est à faire et qui pourrait offrir des</text:span><text:span text:style-name="T87"><text:s/>débouchés intéressants aux diplômés du Master, dans le domaine de l’ingénierie des données patrimoniales</text:span>.</text:p>
      <text:p text:style-name="P88"/>
      <text:p text:style-name="P89"/>
      <text:p text:style-name="Normal">Très concrètement, pour indexer la description des archives en EAD 2002 :</text:p>
      <text:p text:style-name="Normal">- on indexe au plus près de la description (au sein des composants &lt;c&gt;),<text:s/>donc par niveaux de description ;</text:p>
      <text:p text:style-name="Normal">- on doit choisir entre plusieurs éléments EAD pour ce faire (une dizaine), qu'il ne faut pas confondre !</text:p>
      <text:p text:style-name="Normal">- on peut indexer dans le texte (de &lt;unittitle&gt; ou &lt;scopecontent&gt; par ex.) ou hors du texte (à l'aide de &lt;controlaccess&gt;)</text:p>
      <text:p text:style-name="Normal">- on utilise des attributs pour, le cas échéant, spécifier la forme normalisée de la dénomination de l’entité indexée (attribut normal), et lier l’élément d’indexation à la notice sur l’entité dans le référentiel choisi (attributs source et<text:s/>authfilenumber). L'attribut role pourra en outre servir pour indiquer, en toutes lettres ou à l'aide de codes, quel rôle joue une personne physique ou morale.</text:p>
      <text:p text:style-name="Normal"/>
      <text:p text:style-name="Normal">On remarquera qu’ici les notices ne comportent aucune section « indexation ». C’est le cas de la<text:s/>plupart des instruments de recherche archivistiques français avant l’irruption de l’informatique. Lorsque ces inventaires étaient indexés, il l’étaient en fin de volume imprimé.</text:p>
      <text:p text:style-name="Normal"/>
      <text:p text:style-name="Normal">Dans le cadre de ces TD, nous allons indexer :</text:p>
      <text:list text:style-name="LFO4" text:continue-numbering="true">
        <text:list-item>
          <text:p text:style-name="P90">les producteurs ou les agents<text:s/>sujets des fonds décrits, en utilisant en priorité le référentiel des producteurs des Archives nationales</text:p>
        </text:list-item>
        <text:list-item>
          <text:p text:style-name="P91">les types de documents et sujets des fonds (au niveau global de description), en utilisant le thésaurus W</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Georgia" fo:font-weight="bold" style:font-weight-asian="bold" style:font-weight-complex="bold" fo:font-size="12pt" style:font-size-asian="12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paragraph-properties fo:text-align="justify"/>
      <style:text-properties style:font-name="Georgia" fo:font-size="11pt" style:font-size-asian="11p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paragraph-properties style:contextual-spacing="true" fo:text-align="center"/>
      <style:text-properties style:font-name-asian="Times New Roman" style:font-name-complex="Mangal" fo:font-weight="bold" style:font-weight-asian="bold" fo:letter-spacing="-0.0069in" fo:font-size="14pt" style:font-size-asian="14pt" style:font-size-complex="25pt" fo:hyphenate="false"/>
    </style:style>
    <style:style style:name="TitreCar" style:display-name="Titre Car" style:family="text" style:parent-style-name="Policepardéfaut">
      <style:text-properties style:font-name="Georgia" style:font-name-asian="Times New Roman" style:font-name-complex="Mangal" fo:font-weight="bold" style:font-weight-asian="bold" fo:letter-spacing="-0.0069in" style:letter-kerning="true" fo:font-size="14pt" style:font-size-asian="14pt" style:font-size-complex="2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Georgia"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Georgia" style:font-name-asia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lorence</meta:initial-creator>
    <dc:creator>Florence Clavaud</dc:creator>
    <meta:creation-date>2022-01-18T10:50:00Z</meta:creation-date>
    <dc:date>2022-02-07T17:25:00Z</dc:date>
    <meta:template xlink:href="Normal.dotm" xlink:type="simple"/>
    <meta:editing-cycles>7</meta:editing-cycles>
    <meta:editing-duration>PT0S</meta:editing-duration>
    <meta:document-statistic meta:page-count="5" meta:paragraph-count="32" meta:word-count="2538" meta:character-count="16469" meta:row-count="116" meta:non-whitespace-character-count="13963"/>
  </office:meta>
</office:document-meta>
</file>